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765in" svg:height="1.5909in" svg:x="4.2264in" svg:y="1.5551in">
            <draw:object draw:notify-on-update-of-ranges="Sheet1.A11:Sheet1.A16 Sheet1.B10:Sheet1.B10 Sheet1.B11:Sheet1.B16 Sheet1.A11:Sheet1.A16 Sheet1.C10:Sheet1.C10 Sheet1.C11:Sheet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heet1.E24:Sheet1.E29 Sheet1.G23:Sheet1.G23 Sheet1.G24:Sheet1.G29 Sheet1.E24:Sheet1.E29 Sheet1.H23:Sheet1.H23 Sheet1.H24:Sheet1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heet1.A44:Sheet1.A48 Sheet1.C43:Sheet1.C43 Sheet1.C44:Sheet1.C48 Sheet1.A44:Sheet1.A48 Sheet1.D43:Sheet1.D43 Sheet1.D44:Sheet1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9:09:46.491593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28T22:18:33.093147063</dc:date>
    <meta:editing-duration>PT7H43M48S</meta:editing-duration>
    <meta:editing-cycles>46</meta:editing-cycles>
    <meta:generator>LibreOffice/6.4.7.2$Linux_X86_64 LibreOffice_project/40$Build-2</meta:generator>
    <meta:document-statistic meta:table-count="1" meta:cell-count="13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heet1.A11:Sheet1.C16 Sheet1.B10:Sheet1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heet1.B11:Sheet1.B16" chart:label-cell-address="Sheet1.B10:Sheet1.B10" chart:class="chart:scatter">
            <chart:domain table:cell-range-address="Sheet1.A11:Sheet1.A16"/>
            <chart:data-point chart:repeated="6"/>
          </chart:series>
          <chart:series chart:style-name="ch9" chart:values-cell-range-address="Sheet1.C11:Sheet1.C16" chart:label-cell-address="Sheet1.C10:Sheet1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heet1.B10:Sheet1.B10</svg:desc>
                </draw:g>
              </table:table-cell>
              <table:table-cell office:value-type="string">
                <text:p>Temps utilisateur</text:p>
                <draw:g>
                  <svg:desc>Sheet1.C10:Sheet1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:Sheet1.A16</svg:desc>
                </draw:g>
              </table:table-cell>
              <table:table-cell office:value-type="float" office:value="1406.53">
                <text:p>1406.53</text:p>
                <draw:g>
                  <svg:desc>Sheet1.B11:Sheet1.B16</svg:desc>
                </draw:g>
              </table:table-cell>
              <table:table-cell office:value-type="float" office:value="405.27">
                <text:p>405.27</text:p>
                <draw:g>
                  <svg:desc>Sheet1.C11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19cm" svg:y="-0.533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heet1.E24:Sheet1.E29 Sheet1.G23:Sheet1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heet1.G24:Sheet1.G29" chart:label-cell-address="Sheet1.G23:Sheet1.G23" chart:class="chart:scatter">
            <chart:domain table:cell-range-address="Sheet1.E24:Sheet1.E29"/>
            <chart:data-point chart:repeated="6"/>
          </chart:series>
          <chart:series chart:style-name="ch9" chart:values-cell-range-address="Sheet1.H24:Sheet1.H29" chart:label-cell-address="Sheet1.H23:Sheet1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heet1.G23:Sheet1.G23</svg:desc>
                </draw:g>
              </table:table-cell>
              <table:table-cell office:value-type="string">
                <text:p>Speed-up ideal</text:p>
                <draw:g>
                  <svg:desc>Sheet1.H23:Sheet1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4:Sheet1.E29</svg:desc>
                </draw:g>
              </table:table-cell>
              <table:table-cell office:value-type="float" office:value="1">
                <text:p>1</text:p>
                <draw:g>
                  <svg:desc>Sheet1.G24:Sheet1.G29</svg:desc>
                </draw:g>
              </table:table-cell>
              <table:table-cell office:value-type="float" office:value="1">
                <text:p>1</text:p>
                <draw:g>
                  <svg:desc>Sheet1.H24:Sheet1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heet1.A44:Sheet1.A48 Sheet1.C43:Sheet1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7cm" svg:y="3.69cm" chart:style-name="ch7">
              <text:p>Speed-up</text:p>
            </chart:title>
          </chart:axis>
          <chart:series chart:style-name="ch8" chart:values-cell-range-address="Sheet1.C44:Sheet1.C48" chart:label-cell-address="Sheet1.C43:Sheet1.C43" chart:class="chart:scatter">
            <chart:domain table:cell-range-address="Sheet1.A44:Sheet1.A48"/>
            <chart:data-point chart:repeated="5"/>
          </chart:series>
          <chart:series chart:style-name="ch9" chart:values-cell-range-address="Sheet1.D44:Sheet1.D48" chart:label-cell-address="Sheet1.D43:Sheet1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heet1.C43:Sheet1.C43</svg:desc>
                </draw:g>
              </table:table-cell>
              <table:table-cell office:value-type="string">
                <text:p>Speed-up ideal</text:p>
                <draw:g>
                  <svg:desc>Sheet1.D43:Sheet1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4:Sheet1.A48</svg:desc>
                </draw:g>
              </table:table-cell>
              <table:table-cell office:value-type="float" office:value="1">
                <text:p>1</text:p>
                <draw:g>
                  <svg:desc>Sheet1.C44:Sheet1.C48</svg:desc>
                </draw:g>
              </table:table-cell>
              <table:table-cell office:value-type="float" office:value="1">
                <text:p>1</text:p>
                <draw:g>
                  <svg:desc>Sheet1.D44:Sheet1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